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25_20-57-20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26_02-11-15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26_04-44-03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起きた時刻（夜中） / 2021">
            <text:p>:m :PHOTO 起きた時刻（夜中）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26_09-02-41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26_09-09-41_000.jpg</text:p>
          </table:table-cell>
          <table:table-cell table:style-name="ce19" office:value-type="string">
            <text:p>:m :th / topic=人間にあること / content=人間[じんかん]にあること。それ以外に、何が有る？「世を離れる」。そして、どこへ去[ゆ]く？ / lang=ja || :m :th / topic=格物；修身以降 / content=格物から修身まで。儒教と量子力学。それ以降は、社会主義。 / lang=ja || :tome/ (lang=ja) / topic=何をやるか / content=何をやりゃいいか。神さまが教えてくれる。</text:p>
          </table:table-cell>
          <table:table-cell table:style-name="ce21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th / topic=人間にあること / content=人間[じんかん]にあること。それ以外に、何が有る？「世を離れる」。そして、どこへ去[ゆ]く？ / lang=ja || :m :th / topic=格物；修身以降 / content=格物から修身まで。儒教と量子力学。それ以降は、社会主義。 / lang=ja || :tome/ (lang=ja) / topic=何をやるか / content=何をやりゃいいか。神さまが教えてくれる。">
            <text:p>:m :th / topic=人間にあること / content=人間[じんかん]にあること。それ以外に、何が有る？「世を離れる」。そして、どこへ去[ゆ]く？ / lang=ja || :m :th / topic=格物；修身以降 / content=格物から修身まで。儒教と量子力学。それ以降は、社会主義。 / lang=ja || :tome/ (lang=ja) / topic=何をやるか / content=何をやりゃいいか。神さまが教えてくれる。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26_14-19-31_000.jpg</text:p>
          </table:table-cell>
          <table:table-cell table:style-name="ce19" office:value-type="string">
            <text:p>:m RES 1*4 / free# JVEMV6 68#_166:1 / 68. theoretical-physics(tp) / w=~,topics=量子力学：調和振動子(eman),other=calc+,s=~,i=~,doc=r-9-2~1.11</text:p>
          </table:table-cell>
          <table:table-cell table:style-name="ce12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RES 1*4 / free# JVEMV6 68#_166:1 / 68. theoretical-physics(tp) / w=~,topics=量子力学：調和振動子(eman),other=calc+,s=~,i=~,doc=r-9-2~1.11">
            <text:p>:m RES 1*4 / free# JVEMV6 68#_166:1 / 68. theoretical-physics(tp) / w=~,topics=量子力学：調和振動子(eman),other=calc+,s=~,i=~,doc=r-9-2~1.1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26_14-19-51_000.jpg</text:p>
          </table:table-cell>
          <table:table-cell table:style-name="ce19" office:value-type="string">
            <text:p>:m RES 2*4 / free# JVEMV6 68#_166:1 / 68. theoretical-physics(tp) / w=~,topics=量子力学：調和振動子(eman),other=calc+;memo+,s=~,i=~,doc=r-9-2~1.11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2*4 / free# JVEMV6 68#_166:1 / 68. theoretical-physics(tp) / w=~,topics=量子力学：調和振動子(eman),other=calc+;memo+,s=~,i=~,doc=r-9-2~1.11">
            <text:p>:m RES 2*4 / free# JVEMV6 68#_166:1 / 68. theoretical-physics(tp) / w=~,topics=量子力学：調和振動子(eman),other=calc+;memo+,s=~,i=~,doc=r-9-2~1.1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26_14-20-09_000.jpg</text:p>
          </table:table-cell>
          <table:table-cell table:style-name="ce19" office:value-type="string">
            <text:p>:m RES 3*4 / free# JVEMV6 68#_166:1 / 68. theoretical-physics(tp) / w=~,topics=量子力学：調和振動子(eman),other=calc+,s=~,i=~,doc=r-9-2~1.11</text:p>
          </table:table-cell>
          <table:table-cell table:style-name="ce21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3*4 / free# JVEMV6 68#_166:1 / 68. theoretical-physics(tp) / w=~,topics=量子力学：調和振動子(eman),other=calc+,s=~,i=~,doc=r-9-2~1.11">
            <text:p>:m RES 3*4 / free# JVEMV6 68#_166:1 / 68. theoretical-physics(tp) / w=~,topics=量子力学：調和振動子(eman),other=calc+,s=~,i=~,doc=r-9-2~1.1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26_14-20-30_000.jpg</text:p>
          </table:table-cell>
          <table:table-cell table:style-name="ce19" office:value-type="string">
            <text:p>:m RES 4*4 / free# JVEMV6 68#_166:1 / 68. theoretical-physics(tp) / w=~,topics=量子力学：調和振動子(eman),other=calc+,s=~,i=~,doc=r-9-2~1.11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4*4 / free# JVEMV6 68#_166:1 / 68. theoretical-physics(tp) / w=~,topics=量子力学：調和振動子(eman),other=calc+,s=~,i=~,doc=r-9-2~1.11">
            <text:p>:m RES 4*4 / free# JVEMV6 68#_166:1 / 68. theoretical-physics(tp) / w=~,topics=量子力学：調和振動子(eman),other=calc+,s=~,i=~,doc=r-9-2~1.1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26_19-12-04_000.jpg</text:p>
          </table:table-cell>
          <table:table-cell table:style-name="ce19" office:value-type="string">
            <text:p>:m :尺八,shakuhachi,bamboo #*# / session-memo / s.1:todays-melody,key=~,i.f.=~,Re+,other=~,R=1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:尺八,shakuhachi,bamboo #*# / session-memo / s.1:todays-melody,key=~,i.f.=~,Re+,other=~,R=1">
            <text:p>:m :尺八,shakuhachi,bamboo #*# / session-memo / s.1:todays-melody,key=~,i.f.=~,Re+,other=~,R=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26_18-04-26_000.mp4</text:p>
          </table:table-cell>
          <table:table-cell table:style-name="ce19" office:value-type="string">
            <text:p>:VIDEO / @自室 / 記録 / jap.flute / 演奏、play / R=1 / todays-melody,genr=~,for=~,Re+,other=feeling:~;sounds:~,file-id=~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VIDEO / @自室 / 記録 / jap.flute / 演奏、play / R=1 / todays-melody,genr=~,for=~,Re+,other=feeling:~;sounds:~,file-id=~">
            <text:p>:VIDEO / @自室 / 記録 / jap.flute / 演奏、play / R=1 / todays-melody,genr=~,for=~,Re+,other=feeling: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26_18-22-49_000.mp4</text:p>
          </table:table-cell>
          <table:table-cell table:style-name="ce19" office:value-type="string">
            <text:p>:VIDEO / @自室 / 記録 / jap.flute / 演奏、play / R=2 / todays-melody,genr=~,for=~,Re+,other=feeling:~;sounds:~,file-id=2022-01-26_18-22-49_000.mp4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VIDEO / @自室 / 記録 / jap.flute / 演奏、play / R=2 / todays-melody,genr=~,for=~,Re+,other=feeling:~;sounds:~,file-id=2022-01-26_18-22-49_000.mp4">
            <text:p>:VIDEO / @自室 / 記録 / jap.flute / 演奏、play / R=2 / todays-melody,genr=~,for=~,Re+,other=feeling:~;sounds:~,file-id=2022-01-26_18-22-49_000.mp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26_18-27-41_000.mp4</text:p>
          </table:table-cell>
          <table:table-cell table:style-name="ce19" office:value-type="string">
            <text:p>:VIDEO / @自室 / 記録 / jap.flute / 演奏、play / R=3 / todays-melody,genr=~,for=~,Re+,other=feeling:~;sounds:~,file-id=2022-01-26_18-22-49_000.mp4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VIDEO / @自室 / 記録 / jap.flute / 演奏、play / R=3 / todays-melody,genr=~,for=~,Re+,other=feeling:~;sounds:~,file-id=2022-01-26_18-22-49_000.mp4">
            <text:p>:VIDEO / @自室 / 記録 / jap.flute / 演奏、play / R=3 / todays-melody,genr=~,for=~,Re+,other=feeling:~;sounds:~,file-id=2022-01-26_18-22-49_000.mp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1-26_18-30-40_000.mp4</text:p>
          </table:table-cell>
          <table:table-cell table:style-name="ce19" office:value-type="string">
            <text:p>:VIDEO / @自室 / 記録 / jap.flute / 演奏、play / R=4 / todays-melody,genr=~,for=~,Re+,other=feeling:~;sounds:~,file-id=2022-01-26_18-22-49_000.mp4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VIDEO / @自室 / 記録 / jap.flute / 演奏、play / R=4 / todays-melody,genr=~,for=~,Re+,other=feeling:~;sounds:~,file-id=2022-01-26_18-22-49_000.mp4">
            <text:p>:VIDEO / @自室 / 記録 / jap.flute / 演奏、play / R=4 / todays-melody,genr=~,for=~,Re+,other=feeling:~;sounds:~,file-id=2022-01-26_18-22-49_000.mp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2-01-26_18-37-55_000.mp4</text:p>
          </table:table-cell>
          <table:table-cell table:style-name="ce19" office:value-type="string">
            <text:p>:VIDEO / @自室 / 記録 / jap.flute / 演奏、play / R=5 / todays-melody,genr=~,for=~,Re+,other=feeling:~;sounds:~,file-id=2022-01-26_18-37-55_000.mp4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VIDEO / @自室 / 記録 / jap.flute / 演奏、play / R=5 / todays-melody,genr=~,for=~,Re+,other=feeling:~;sounds:~,file-id=2022-01-26_18-37-55_000.mp4">
            <text:p>:VIDEO / @自室 / 記録 / jap.flute / 演奏、play / R=5 / todays-melody,genr=~,for=~,Re+,other=feeling:~;sounds:~,file-id=2022-01-26_18-37-55_000.mp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2022-01-26_18-39-49_000.mp4</text:p>
          </table:table-cell>
          <table:table-cell table:style-name="ce19" office:value-type="string">
            <text:p>:VIDEO / @自室 / 記録 / jap.flute / 演奏、play / R=6 / todays-melody,genr=~,for=~,Re+,other=feeling:~;sounds:~,file-id=2022-01-26_18-37-55_000.mp4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VIDEO / @自室 / 記録 / jap.flute / 演奏、play / R=6 / todays-melody,genr=~,for=~,Re+,other=feeling:~;sounds:~,file-id=2022-01-26_18-37-55_000.mp4">
            <text:p>:VIDEO / @自室 / 記録 / jap.flute / 演奏、play / R=6 / todays-melody,genr=~,for=~,Re+,other=feeling:~;sounds:~,file-id=2022-01-26_18-37-55_000.mp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2022-01-26_18-41-07_000.mp4</text:p>
          </table:table-cell>
          <table:table-cell table:style-name="ce19" office:value-type="string">
            <text:p>:VIDEO / @自室 / 記録 / jap.flute / 演奏、play / R=7 / todays-melody,genr=~,for=~,Re+,other=feeling:~;sounds:~,file-id=2022-01-26_18-37-55_000.mp4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:VIDEO / @自室 / 記録 / jap.flute / 演奏、play / R=7 / todays-melody,genr=~,for=~,Re+,other=feeling:~;sounds:~,file-id=2022-01-26_18-37-55_000.mp4">
            <text:p>:VIDEO / @自室 / 記録 / jap.flute / 演奏、play / R=7 / todays-melody,genr=~,for=~,Re+,other=feeling:~;sounds:~,file-id=2022-01-26_18-37-55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string">
            <text:p>2022-01-26_18-44-21_000.mp4</text:p>
          </table:table-cell>
          <table:table-cell table:style-name="ce19" office:value-type="string">
            <text:p>:VIDEO / @自室 / 記録 / jap.flute / 演奏、play / R=8 / todays-melody,genr=~,for=~,Re+,other=feeling:~;sounds:~,file-id=2022-01-26_18-37-55_000.mp4</text:p>
          </table:table-cell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:VIDEO / @自室 / 記録 / jap.flute / 演奏、play / R=8 / todays-melody,genr=~,for=~,Re+,other=feeling:~;sounds:~,file-id=2022-01-26_18-37-55_000.mp4">
            <text:p>:VIDEO / @自室 / 記録 / jap.flute / 演奏、play / R=8 / todays-melody,genr=~,for=~,Re+,other=feeling:~;sounds:~,file-id=2022-01-26_18-37-55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26_19-10-21_000.mp4</text:p>
          </table:table-cell>
          <table:table-cell table:style-name="ce19" office:value-type="string">
            <text:p>:VIDEO / @自室 / 記録 / jap.flute-bamboo / 演奏、play / R=1 / genr=todays-melody,Re+,other=feeling:~,file-id=~,memo+</text:p>
          </table:table-cell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:VIDEO / @自室 / 記録 / jap.flute-bamboo / 演奏、play / R=1 / genr=todays-melody,Re+,other=feeling:~,file-id=~,memo+">
            <text:p>:VIDEO / @自室 / 記録 / jap.flute-bamboo / 演奏、play / R=1 / genr=todays-melody,Re+,other=feeling:~,file-id=~,memo+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0" table:formula="of:=IF([.E31]=&quot;&quot;;[.C31];CONCATENATE([.C31];&quot; / &quot;;[.E31]))" office:value-type="string" office:string-value=" / N-35-35-34.780883 E-139-40-53.356933">
            <text:p><text:s/>/ N-35-35-34.780883 E-139-40-53.3569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2]=&quot;&quot;;[.C32];CONCATENATE([.C32];&quot; / &quot;;[.E32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3]=&quot;&quot;;[.C33];CONCATENATE([.C33];&quot; / &quot;;[.E33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4]=&quot;&quot;;[.C34];CONCATENATE([.C34];&quot; / &quot;;[.E34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0" table:formula="of:=IF([.E35]=&quot;&quot;;[.C35];CONCATENATE([.C35];&quot; / &quot;;[.E35]))" office:value-type="string" office:string-value=" / N-35-35-34.973144 E-139-40-53.302001">
            <text:p><text:s/>/ N-35-35-34.973144 E-139-40-53.30200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7">2022/01/27</text:date>, <text:time>01:25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27T01:25:10.40</dc:date>
    <dc:creator>iwabuchi ken</dc:creator>
    <meta:editing-duration>P42DT14H1S</meta:editing-duration>
    <meta:editing-cycles>14370</meta:editing-cycles>
    <meta:document-statistic meta:table-count="1" meta:cell-count="459" meta:object-count="0"/>
    <meta:user-defined meta:name="qrichtext">1</meta:user-defined>
  </office:meta>
</office:document-meta>
</file>